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pitch="variable"/>
    <style:font-face style:name="HelveticaNeueCyr1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paragraph-rsid="002bea32"/>
    </style:style>
    <style:style style:name="P2" style:family="paragraph" style:parent-style-name="_5f_text">
      <style:text-properties officeooo:rsid="002bea32" officeooo:paragraph-rsid="002bea32"/>
    </style:style>
    <style:style style:name="P3" style:family="paragraph" style:parent-style-name="_5f_text">
      <style:text-properties style:font-name="Calibri Light1" fo:font-size="10pt" fo:font-weight="250" officeooo:rsid="002bea32" officeooo:paragraph-rsid="002bea32"/>
    </style:style>
    <style:style style:name="P4" style:family="paragraph" style:parent-style-name="_5f_text">
      <style:text-properties style:font-name="Calibri Light1" fo:font-size="10pt" fo:font-weight="250" officeooo:rsid="002fff3e" officeooo:paragraph-rsid="002fff3e"/>
    </style:style>
    <style:style style:name="P5" style:family="paragraph" style:parent-style-name="_5f_text">
      <style:text-properties officeooo:paragraph-rsid="002d2ea7"/>
    </style:style>
    <style:style style:name="T1" style:family="text">
      <style:text-properties style:font-name="Calibri Light1" fo:font-size="10pt" fo:font-weight="250" officeooo:rsid="002bea32"/>
    </style:style>
    <style:style style:name="T2" style:family="text">
      <style:text-properties style:font-name="Calibri Light1" fo:font-size="10pt" fo:font-weight="250" officeooo:rsid="002d2ea7"/>
    </style:style>
    <style:style style:name="T3" style:family="text">
      <style:text-properties style:font-name="Calibri Light1" fo:font-size="10pt" fo:font-weight="250" officeooo:rsid="002e6ae2"/>
    </style:style>
    <style:style style:name="T4" style:family="text">
      <style:text-properties officeooo:rsid="002bea32"/>
    </style:style>
    <style:style style:name="T5" style:family="text">
      <style:text-properties officeooo:rsid="002d2ea7"/>
    </style:style>
    <style:style style:name="T6" style:family="text">
      <style:text-properties officeooo:rsid="002e6a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2">Разделение кода</text:p>
      <text:p text:style-name="_5f_heading_5f_3">Бандлинг</text:p>
      <text:p text:style-name="_5f_text">Большинство React-приложений «собирают» свои файлы такими инструментами, как Webpack, Rollup или Browserify. Сборка (или «бандлинг») — это процесс выявления импортированных файлов и объединения их в один «собранный» файл (часто называемый «bundle» или «бандл»). Этот бандл после подключения на веб-страницу загружает всё приложение за один раз.</text:p>
      <text:p text:style-name="P2">Отдельный модуль:</text:p>
      <text:p text:style-name="_5f_code">// math.js</text:p>
      <text:p text:style-name="_5f_code">export function add(a, b) {</text:p>
      <text:p text:style-name="_5f_code"><text:s text:c="2"/>return a + b;</text:p>
      <text:p text:style-name="P1"><text:span text:style-name="T1">Описываем</text:span><text:span text:style-name="T4"> имя функции </text:span><text:span text:style-name="T1">в модуле как экспортируемое.</text:span></text:p>
      <text:p text:style-name="P2">Программный модуль:</text:p>
      <text:p text:style-name="_5f_code">// app.js</text:p>
      <text:p text:style-name="_5f_code">import { add } from './math.js';</text:p>
      <text:p text:style-name="_5f_code"/>
      <text:p text:style-name="_5f_code">console.log(add(16, 26)); // 42</text:p>
      <text:p text:style-name="_5f_code">}</text:p>
      <text:p text:style-name="P2">Импортирует из модуля нужную функцию.</text:p>
      <text:p text:style-name="P3">После сборки:</text:p>
      <text:p text:style-name="_5f_code">function add(a, b) {</text:p>
      <text:p text:style-name="_5f_code"><text:s text:c="2"/>return a + b;</text:p>
      <text:p text:style-name="_5f_code">}</text:p>
      <text:p text:style-name="_5f_code"/>
      <text:p text:style-name="_5f_code">console.log(add(16, 26)); // 42</text:p>
      <text:p text:style-name="_5f_heading_5f_4"><text:span text:style-name="T6">Ди</text:span><text:span text:style-name="T5">намический импорт</text:span></text:p>
      <text:p text:style-name="P5"><text:span text:style-name="T2">Обычный</text:span><text:span text:style-name="T5">:</text:span></text:p>
      <text:p text:style-name="_5f_code">import { add } from './math';</text:p>
      <text:p text:style-name="_5f_code">console.log(add(16, 26));</text:p>
      <text:p text:style-name="P5"><text:span text:style-name="T2">Динамический</text:span><text:span text:style-name="T5">:</text:span></text:p>
      <text:p text:style-name="_5f_code">import("./math").then(math =&gt; {</text:p>
      <text:p text:style-name="_5f_code"><text:s text:c="2"/>console.log(math.add(16, 26));</text:p>
      <text:p text:style-name="_5f_code">});</text:p>
      <text:p text:style-name="_5f_heading_5f_4">Разделение кода на основе маршрутов</text:p>
      <text:p text:style-name="P4">Смотреть в файле <text:span text:style-name="_5f_bold">router.odt</text:span>.</text:p>
      <text:p text:style-name="_5f_text"/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pitch="variable"/>
    <style:font-face style:name="HelveticaNeueCyr1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cm" fo:margin-bottom="0.499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18pt"/>
    </style:style>
    <style:style style:name="_5f_heading_5f_2" style:display-name="_heading_2" style:family="paragraph" style:parent-style-name="_5f_heading_5f_1">
      <style:text-properties fo:font-variant="normal" fo:text-transform="none" fo:font-size="16pt"/>
    </style:style>
    <style:style style:name="_5f_code" style:display-name="_code" style:family="paragraph" style:master-page-name="">
      <style:paragraph-properties fo:margin-left="0.101cm" fo:margin-right="0cm" fo:margin-top="0cm" fo:margin-bottom="0.199cm" style:contextual-spacing="true" fo:text-indent="0cm" style:auto-text-indent="false" style:page-number="auto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4pt"/>
    </style:style>
    <style:style style:name="_5f_heading_5f_4" style:display-name="_heading_4" style:family="paragraph" style:parent-style-name="_5f_heading_5f_3">
      <style:text-properties fo:font-size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_5f_LOOK" style:display-name="_LOOK" style:family="text" style:parent-style-name="_5f_ROOT">
      <style:text-properties fo:color="#000000" loext:opacity="100%" style:font-name="Roboto" fo:font-family="Roboto" style:font-family-generic="roman" style:font-pitch="variable" fo:font-size="11pt" fo:font-style="normal" style:text-underline-style="none" fo:font-weight="bold" style:font-name-asian="Roboto1" style:font-family-asian="Roboto" style:font-family-generic-asian="system" style:font-pitch-asian="variable" style:font-size-asian="11pt" style:font-style-asian="normal" style:font-weight-asian="bold" style:font-name-complex="Roboto1" style:font-family-complex="Roboto" style:font-family-generic-complex="system" style:font-pitch-complex="variable"/>
    </style:style>
    <style:style style:name="_5f_EMPHASIS" style:display-name="_EMPHASIS" style:family="text">
      <style:text-properties fo:color="#000000" loext:opacity="100%" style:font-name="Calibri" fo:font-family="Calibri" style:font-family-generic="roman" style:font-pitch="variable" fo:font-size="11pt" fo:letter-spacing="normal" fo:font-style="normal" style:text-underline-style="none" fo:font-weight="bold" fo:background-color="#deeaf6" style:font-size-asian="11pt" style:font-style-asian="normal" style:font-weight-asian="bold" style:font-name-complex="Roboto Slab" style:font-family-complex="'Roboto Slab'" style:font-family-generic-complex="system" style:font-pitch-complex="variable" style:text-scale="100%" loext:padding="0cm" loext:border="none" loext:shadow="non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19T20:55:39.652000000</dc:date>
    <meta:editing-duration>PT2H30M10S</meta:editing-duration>
    <meta:editing-cycles>19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9" meta:word-count="129" meta:character-count="918" meta:non-whitespace-character-count="811"/>
  </office:meta>
</office:document-meta>
</file>